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atistics</text:p>
      <text:p text:style-name="Standard">Statistics (from German: Statistik, orig. "description of a state, a country") is the discipline that concerns the collection, organization, analysis, interpretation, and presentation of data. In applying statistics to a scientific, industrial, or social problem, it is conventional to begin with a statistical population or a statistical model to be studied. Populations can be diverse groups of people or objects such as "all people living in a country" or "every atom composing a crystal". Statistics deals with every aspect of data, including the planning of data collection in terms of the design of surveys and experiments.<text:line-break/>When census data (comprising every member of the target population) cannot be collected, statisticians collect data by developing specific experiment designs and survey samples. Representative sampling assures that inferences and conclusions can reasonably extend from the sample to the population as a whole. An experimental study involves taking measurements of the system under study, manipulating the system, and then taking additional measurements using the same procedure to determine if the manipulation has modified the values of the measurements. In contrast, an observational study does not involve experimental manipulation.<text:line-break/>Two main statistical methods are used in data analysis: descriptive statistics, which summarize data from a sample using indexes such as the mean or standard deviation, and inferential statistics, which draw conclusions from data that are subject to random variation (e.g., observational errors, sampling variation). Descriptive statistics are most often concerned with two sets of properties of a distribution (sample or population): central tendency (or location) seeks to characterize the distribution's central or typical value, while dispersion (or variability) characterizes the extent to which members of the distribution depart from its center and each other. Inferences made using mathematical statistics employ the framework of probability theory, which deals with the analysis of random phenomena.<text:line-break/>A standard statistical procedure involves the collection of data leading to a test of the relationship between two statistical data sets, or a data set and synthetic data drawn from an idealized model. A hypothesis is proposed for the statistical relationship between the two data sets, an alternative to an idealized null hypothesis of no relationship between two data sets. Rejecting or disproving the null hypothesis is done using statistical tests that quantify the sense in which the null can be proven false, given the data that are used in the test. Working from a null hypothesis, two basic forms of error are recognized: Type I errors (null hypothesis is rejected when it is in fact true, giving a "false positive") and Type II errors (null hypothesis fails to be rejected when it is in fact false, giving a "false negative"). Multiple problems have come to be associated with this framework, ranging from obtaining a sufficient sample size to specifying an adequate null hypothesis.<text:line-break/>Statistical measurement processes are also prone to error in regards to the data that they generate. Many of these errors are classified as random (noise) or systematic (bias), but other types of errors (e.g., blunder, such as when an analyst reports incorrect units) can also occur. The presence of missing data or censoring may result in biased estimates and specific techniques have been developed to address these probl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1" meta:character-count="3505" meta:non-whitespace-character-count="2976"/>
    <meta:user-defined meta:name="AppVersion">14.0000</meta:user-defined>
    <meta:template xlink:type="simple" xlink:actuate="onRequest" xlink:title="Normal.dotm" xlink:href=""/>
  </office:meta>
</office:document-meta>
</file>